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0.9cm" fo:min-width="0.1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9cm" fo:min-width="0.1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vertical-align="middle" draw:auto-grow-height="false" fo:min-height="8.28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-color="#ffffff" draw:textarea-horizontal-align="justify" draw:textarea-vertical-align="middle" draw:auto-grow-height="false" fo:min-height="2.727cm" fo:min-width="2.6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solid" draw:fill-color="#dcdcdc" draw:textarea-horizontal-align="justify" draw:textarea-vertical-align="middle" draw:auto-grow-height="false" fo:min-height="2.7cm" fo:min-width="0.2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4cm" fo:min-width="2.55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0.7cm" svg:height="1.2cm" svg:x="4.4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2cm" svg:x="4.4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4.4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cm" svg:y1="6cm" svg:x2="13.7cm" svg:y2="4.8cm">
          <text:p/>
        </draw:line>
        <draw:custom-shape draw:style-name="gr6" draw:text-style-name="P5" draw:layer="layout" svg:width="0.9cm" svg:height="9cm" svg:x="5.2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5" draw:layer="layout" svg:x1="6.2cm" svg:y1="6.1cm" svg:x2="9.6cm" svg:y2="6.3cm">
          <text:p/>
        </draw:line>
        <draw:custom-shape draw:style-name="gr4" draw:text-style-name="P4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8.1cm">
          <text:p text:style-name="P2"><text:span text:style-name="T1">Classes</text:span><text:span text:style-name="T1"><text:line-break/></text:span><text:span text:style-name="T1">auto n°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1.2cm" svg:x="17.2cm" svg:y="9.4cm">
          <text:p text:style-name="P2"><text:span text:style-name="T1">Classes</text:span><text:span text:style-name="T1"><text:line-break/></text:span><text:span text:style-name="T1">auto n°7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968cm" svg:height="0.839cm" svg:x="5.7cm" svg:y="1.761cm">
          <draw:text-box>
            <text:p><text:span text:style-name="T1">Classes manuelles</text:span></text:p>
          </draw:text-box>
        </draw:frame>
        <draw:custom-shape draw:style-name="gr8" draw:text-style-name="P7" draw:layer="layout" svg:width="3.9cm" svg:height="3.7cm" svg:x="9.762cm" svg:y="4.36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6" draw:layer="layout" svg:width="5.417cm" svg:height="0.9cm" svg:x="8.946cm" svg:y="3.461cm">
          <draw:text-box>
            <text:p><text:span text:style-name="T1">Matrice de confusion</text:span></text:p>
          </draw:text-box>
        </draw:frame>
        <draw:custom-shape draw:style-name="gr10" draw:text-style-name="P1" draw:layer="layout" svg:width="0.8cm" svg:height="3cm" svg:x="9.73cm" svg:y="5.05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9cm" svg:x="16.2cm" svg:y="1.6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3.1cm" svg:height="0.7cm" svg:x="10.53cm" svg:y="4.35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739cm" svg:height="0.839cm" svg:x="11cm" svg:y="2.061cm">
          <draw:text-box>
            <text:p><text:span text:style-name="T1">Classes automatiques</text:span></text:p>
          </draw:text-box>
        </draw:frame>
        <draw:frame draw:style-name="gr9" draw:text-style-name="P6" draw:layer="layout" svg:width="5.417cm" svg:height="2.015cm" svg:x="10.6cm" svg:y="8.585cm">
          <draw:text-box>
            <text:p><text:span text:style-name="T1">Métriques (recall, précision, erreur globale, ...)</text:span></text:p>
          </draw:text-box>
        </draw:frame>
        <draw:custom-shape draw:style-name="gr12" draw:text-style-name="P8" draw:layer="layout" svg:width="3.4cm" svg:height="3cm" svg:x="9.3cm" svg:y="7.1cm">
          <text:p/>
          <draw:enhanced-geometry svg:viewBox="0 0 21600 21600" draw:mirror-vertical="false" draw:text-areas="0 0 21600 21600" draw:type="circular-arrow" draw:modifiers="-81.9304782475181 -26.1712065935831 6584.740345646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4:28:02.200211000</dc:date>
    <dc:creator>Philippe Grosjean</dc:creator>
    <meta:editing-duration>PT1H29M55S</meta:editing-duration>
    <meta:editing-cycles>8</meta:editing-cycles>
    <meta:generator>LibreOffice/5.4.3.2$MacOSX_X86_64 LibreOffice_project/92a7159f7e4af62137622921e809f8546db437e5</meta:generator>
    <meta:document-statistic meta:object-count="27"/>
  </office:meta>
</office:document-meta>
</file>